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57F1AC05534AD9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3.8953in" draw:z-index="0"><draw:image xlink:href="Pictures/10000201000007800000043857F1AC05534AD95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7T21:58:50.895967544</meta:creation-date>
    <dc:date>2021-01-27T21:59:16.816788958</dc:date>
    <meta:editing-duration>PT2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